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96cm" table:align="margins"/>
    </style:style>
    <style:style style:name="Таблица1.A" style:family="table-column">
      <style:table-column-properties style:column-width="8.479cm" style:rel-column-width="32767*"/>
    </style:style>
    <style:style style:name="Таблица1.B" style:family="table-column">
      <style:table-column-properties style:column-width="8.48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15" style:family="table-row">
      <style:table-row-properties style:min-row-height="0.817cm"/>
    </style:style>
    <style:style style:name="Таблица1.B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6.96cm" table:align="margins"/>
    </style:style>
    <style:style style:name="Таблица2.A" style:family="table-column">
      <style:table-column-properties style:column-width="8.479cm" style:rel-column-width="32767*"/>
    </style:style>
    <style:style style:name="Таблица2.B" style:family="table-column">
      <style:table-column-properties style:column-width="8.481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96cm" table:align="margins"/>
    </style:style>
    <style:style style:name="Таблица3.A" style:family="table-column">
      <style:table-column-properties style:column-width="8.481cm" style:rel-column-width="32767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.9cm" style:auto-text-indent="false" style:page-number="auto" fo:background-color="transparent"/>
      <style:text-properties fo:font-size="14pt" fo:font-weight="bold" officeooo:rsid="001c74ae" officeooo:paragraph-rsid="001c74ae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1.9cm" style:auto-text-indent="false" fo:background-color="transparent"/>
      <style:text-properties fo:font-size="14pt" fo:font-weight="bold" officeooo:rsid="001c74ae" officeooo:paragraph-rsid="001c74ae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1.9cm" style:auto-text-indent="false" fo:background-color="transparent"/>
      <style:text-properties fo:font-size="14pt" fo:font-weight="bold" officeooo:rsid="001e5787" officeooo:paragraph-rsid="001e5787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1.9cm" style:auto-text-indent="false" fo:background-color="transparent"/>
      <style:text-properties fo:font-size="14pt" fo:font-weight="bold" officeooo:rsid="0020e79a" officeooo:paragraph-rsid="0020e79a" style:font-size-asian="12.25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fo:font-size="14pt" fo:font-weight="normal" officeooo:rsid="001c74ae" officeooo:paragraph-rsid="001c74ae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fo:font-size="14pt" fo:font-weight="normal" officeooo:rsid="001e5787" officeooo:paragraph-rsid="001e5787" style:font-size-asian="12.25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fo:font-size="14pt" fo:font-weight="normal" officeooo:rsid="0020e79a" officeooo:paragraph-rsid="0020e79a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fo:font-size="14pt" fo:font-weight="normal" officeooo:rsid="00222fa8" officeooo:paragraph-rsid="00222fa8" style:font-size-asian="12.25pt" style:font-weight-asian="normal" style:font-size-complex="14pt" style:font-weight-complex="normal"/>
    </style:style>
    <style:style style:name="P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4pt" officeooo:rsid="001e5787" officeooo:paragraph-rsid="001e5787" style:font-size-asian="12.25pt" style:font-size-complex="14pt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14pt" officeooo:rsid="0020a759" officeooo:paragraph-rsid="0020a759" style:font-size-asian="12.25pt" style:font-size-complex="14pt"/>
    </style:style>
    <style:style style:name="P11" style:family="paragraph" style:parent-style-name="Table_20_Contents">
      <loext:graphic-properties draw:fill="none"/>
      <style:paragraph-properties fo:margin-left="0cm" fo:margin-right="0cm" fo:text-align="center" style:justify-single-word="false" fo:text-indent="0.101cm" style:auto-text-indent="false" fo:background-color="transparent" text:number-lines="false" text:line-number="0"/>
      <style:text-properties fo:font-size="14pt" officeooo:rsid="001e5787" officeooo:paragraph-rsid="001e5787" style:font-size-asian="12.25pt" style:font-size-complex="14pt"/>
    </style:style>
    <style:style style:name="P12" style:family="paragraph" style:parent-style-name="Table_20_Contents">
      <loext:graphic-properties draw:fill="none"/>
      <style:paragraph-properties fo:margin-left="0cm" fo:margin-right="0cm" fo:text-align="center" style:justify-single-word="false" fo:text-indent="0.101cm" style:auto-text-indent="false" fo:background-color="transparent" text:number-lines="false" text:line-number="0"/>
      <style:text-properties fo:font-size="14pt" style:font-size-asian="12.25pt" style:font-size-complex="14pt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.101cm" style:auto-text-indent="false" fo:background-color="transparent" text:number-lines="false" text:line-number="0"/>
      <style:text-properties fo:font-size="14pt" officeooo:rsid="0020a759" officeooo:paragraph-rsid="0020a759" style:font-size-asian="12.25pt" style:font-size-complex="14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.9cm" style:auto-text-indent="false" style:page-number="auto" fo:background-color="transparent"/>
      <style:text-properties fo:font-size="14pt" fo:font-weight="bold" officeooo:rsid="0023f7c0" officeooo:paragraph-rsid="0023f7c0" style:font-size-asian="12.25pt" style:font-weight-asian="bold" style:font-size-complex="14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center" style:justify-single-word="false" fo:text-indent="1.9cm" style:auto-text-indent="false" fo:background-color="transparent"/>
      <style:text-properties fo:font-size="14pt" fo:font-weight="bold" officeooo:rsid="0023f7c0" officeooo:paragraph-rsid="0023f7c0" style:font-size-asian="12.25pt" style:font-weight-asian="bold" style:font-size-complex="14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center" style:justify-single-word="false" fo:text-indent="1.9cm" style:auto-text-indent="false" fo:background-color="transparent"/>
      <style:text-properties fo:font-size="14pt" fo:font-weight="bold" officeooo:rsid="0025d13f" officeooo:paragraph-rsid="0025d13f" style:font-size-asian="12.25pt" style:font-weight-asian="bold" style:font-size-complex="14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fo:font-size="14pt" fo:font-weight="bold" officeooo:rsid="0025d13f" officeooo:paragraph-rsid="0025d13f" style:font-size-asian="12.25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fo:font-size="14pt" fo:font-weight="normal" officeooo:rsid="0023f7c0" officeooo:paragraph-rsid="0023f7c0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fo:font-size="14pt" fo:font-weight="normal" officeooo:rsid="0025d13f" officeooo:paragraph-rsid="0025d13f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fo:font-size="14pt" fo:font-weight="normal" officeooo:rsid="0025d13f" officeooo:paragraph-rsid="002861b7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fo:font-size="14pt" fo:font-weight="normal" officeooo:rsid="0027594a" officeooo:paragraph-rsid="0027594a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fo:font-size="14pt" fo:font-weight="normal" officeooo:rsid="0029adfb" officeooo:paragraph-rsid="0029adfb" style:font-size-asian="12.25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style:font-name="Liberation Serif1" fo:font-size="14pt" fo:font-weight="normal" officeooo:rsid="0023f7c0" officeooo:paragraph-rsid="0023f7c0" style:font-size-asian="12.25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officeooo:paragraph-rsid="0029adfb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officeooo:paragraph-rsid="00304235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officeooo:rsid="0029e66f" officeooo:paragraph-rsid="0029e66f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officeooo:rsid="002a91b1" officeooo:paragraph-rsid="002a91b1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9e66f" officeooo:paragraph-rsid="002a91b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9e66f" officeooo:paragraph-rsid="002a91b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6f" officeooo:paragraph-rsid="002a91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6f" officeooo:paragraph-rsid="002a91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loext:graphic-properties draw:fill="none"/>
      <style:paragraph-properties fo:margin-left="0cm" fo:margin-right="0cm" fo:text-align="center" style:justify-single-word="false" fo:text-indent="1.9cm" style:auto-text-indent="false" fo:background-color="transparent"/>
      <style:text-properties fo:font-weight="bold" officeooo:rsid="002f1f9d" officeooo:paragraph-rsid="002f1f9d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fo:font-weight="normal" officeooo:rsid="002f1f9d" officeooo:paragraph-rsid="002f1f9d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fo:font-weight="normal" officeooo:rsid="002f1f9d" officeooo:paragraph-rsid="00304235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fo:font-weight="normal" officeooo:rsid="00304235" officeooo:paragraph-rsid="00304235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1.9cm" style:auto-text-indent="false" fo:background-color="transparent"/>
      <style:text-properties fo:font-weight="normal" officeooo:rsid="003106f4" officeooo:paragraph-rsid="003106f4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officeooo:paragraph-rsid="002c4c93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a91b1" officeooo:paragraph-rsid="002a91b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c4c93" officeooo:paragraph-rsid="002c4c9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e2a22" officeooo:paragraph-rsid="002e2a2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officeooo:rsid="001d4bd0"/>
    </style:style>
    <style:style style:name="T2" style:family="text">
      <style:text-properties officeooo:rsid="001d6d7e"/>
    </style:style>
    <style:style style:name="T3" style:family="text">
      <style:text-properties officeooo:rsid="0020e79a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officeooo:rsid="0014d2ae"/>
    </style:style>
    <style:style style:name="T6" style:family="text">
      <style:text-properties style:font-name="Liberation Serif1"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style:font-name="Liberation Serif1" fo:font-size="14pt" fo:font-weight="normal" officeooo:rsid="0029adfb" style:font-size-asian="12.25pt" style:font-weight-asian="normal" style:font-size-complex="14pt" style:font-weight-complex="normal"/>
    </style:style>
    <style:style style:name="T8" style:family="text">
      <style:text-properties style:font-name="Liberation Serif1" fo:font-size="14pt" fo:font-weight="normal" officeooo:rsid="0029e66f" style:font-size-asian="12.25pt" style:font-weight-asian="normal" style:font-size-complex="14pt" style:font-weight-complex="normal"/>
    </style:style>
    <style:style style:name="T9" style:family="text">
      <style:text-properties style:font-name="Liberation Serif1" fo:font-size="14pt" fo:font-weight="normal" officeooo:rsid="0014d2ae" style:font-size-asian="12.25pt" style:font-weight-asian="normal" style:font-size-complex="14pt" style:font-weight-complex="normal"/>
    </style:style>
    <style:style style:name="T10" style:family="text">
      <style:text-properties style:font-name="Liberation Serif1" fo:font-size="14pt" style:font-size-asian="12.25pt" style:font-size-complex="14pt"/>
    </style:style>
    <style:style style:name="T11" style:family="text">
      <style:text-properties style:font-name="Liberation Serif1" fo:font-size="14pt" officeooo:rsid="002a91b1" style:font-size-asian="12.25pt" style:font-size-complex="14pt"/>
    </style:style>
    <style:style style:name="T12" style:family="text">
      <style:text-properties style:font-name="Liberation Serif1" fo:font-size="14pt" officeooo:rsid="0029e66f" style:font-size-asian="12.25pt" style:font-size-complex="14pt"/>
    </style:style>
    <style:style style:name="T13" style:family="text">
      <style:text-properties style:font-name="Liberation Serif1" fo:font-size="14pt" officeooo:rsid="0014d2ae" style:font-size-asian="12.25pt" style:font-size-complex="14pt"/>
    </style:style>
    <style:style style:name="T14" style:family="text">
      <style:text-properties style:font-name="Liberation Serif1" style:font-size-asian="12.25pt"/>
    </style:style>
    <style:style style:name="T15" style:family="text">
      <style:text-properties style:font-name="Liberation Serif1" officeooo:rsid="002a91b1" style:font-size-asian="12.25pt"/>
    </style:style>
    <style:style style:name="T16" style:family="text">
      <style:text-properties style:font-name="Liberation Serif1"/>
    </style:style>
    <style:style style:name="T17" style:family="text">
      <style:text-properties style:font-name="Liberation Serif1" fo:font-size="14pt" style:font-size-asian="12.25pt" style:font-size-complex="14pt"/>
    </style:style>
    <style:style style:name="T18" style:family="text">
      <style:text-properties style:font-name="Liberation Serif1" fo:font-size="14pt" officeooo:rsid="00304235" style:font-size-asian="12.25pt" style:font-size-complex="14pt"/>
    </style:style>
    <style:style style:name="T19" style:family="text">
      <style:text-properties style:font-name="Liberation Serif1" fo:font-size="14pt" fo:font-weight="normal" officeooo:rsid="00304235" style:font-size-asian="12.25pt" style:font-weight-asian="normal" style:font-size-complex="14pt" style:font-weight-complex="normal"/>
    </style:style>
    <style:style style:name="T20" style:family="text">
      <style:text-properties style:font-name="Liberation Serif1" fo:font-size="14pt" fo:font-weight="bold" officeooo:rsid="003106f4" style:font-size-asian="12.25pt" style:font-weight-asian="bold" style:font-size-complex="14pt" style:font-weight-complex="bold"/>
    </style:style>
    <style:style style:name="T21" style:family="text"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c4c9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22" style:family="text">
      <style:text-properties officeooo:rsid="003042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АТЕМАТИКА</text:p>
      <text:p text:style-name="P2"/>
      <text:p text:style-name="P2">Классы и модули чисел</text:p>
      <text:p text:style-name="P2"/>
      <text:p text:style-name="P5">* Numeric — элементарный класс для чисел</text:p>
      <text:p text:style-name="P5">* Integer — элементарный класс целых чисел и базис для класса Fixnum</text:p>
      <text:p text:style-name="P5">* Float — класс для действительных чисел или чисел с плавающей точкой</text:p>
      <text:p text:style-name="P5">* Fixnum — главный класс целых чисел, основанный на том, что может храниться в собственном машинном слове компьютера, например, в 32-х или 64-х битах, минус 1</text:p>
      <text:p text:style-name="P5">* Bignum — класс целых чисел за пределами диапазона базового машинного слова</text:p>
      <text:p text:style-name="P5">* Math — модуль, в котором содержаться математические функции(в виде методов)</text:p>
      <text:p text:style-name="P5">* Precision — модуль для <text:span text:style-name="T1">а</text:span>ппроксинации точности <text:span text:style-name="T2">действительных чисел</text:span></text:p>
      <text:p text:style-name="P5">* <text:span text:style-name="T2">Rational — класс, который представляет дробные числа</text:span></text:p>
      <text:p text:style-name="P5">* Complex — <text:span text:style-name="T2">класс, который представляет комплексные числа</text:span></text:p>
      <text:p text:style-name="P5">* Matrix — класс для создания математических матриц</text:p>
      <text:p text:style-name="P5"/>
      <text:p text:style-name="P3">Операторы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Оператор</text:p>
          </table:table-cell>
          <table:table-cell table:style-name="Таблица1.B1" office:value-type="string">
            <text:p text:style-name="P11">Описание</text:p>
          </table:table-cell>
        </table:table-row>
        <table:table-row>
          <table:table-cell table:style-name="Таблица1.A2" office:value-type="string">
            <text:p text:style-name="P12">::</text:p>
          </table:table-cell>
          <table:table-cell table:style-name="Таблица1.B2" office:value-type="string">
            <text:p text:style-name="P13">Разрешение границ видимости</text:p>
          </table:table-cell>
        </table:table-row>
        <table:table-row>
          <table:table-cell table:style-name="Таблица1.A2" office:value-type="string">
            <text:p text:style-name="P11">[] <text:s/>[]=</text:p>
          </table:table-cell>
          <table:table-cell table:style-name="Таблица1.B2" office:value-type="string">
            <text:p text:style-name="P13">Ссылка, множество</text:p>
          </table:table-cell>
        </table:table-row>
        <table:table-row>
          <table:table-cell table:style-name="Таблица1.A2" office:value-type="string">
            <text:p text:style-name="P12">**</text:p>
          </table:table-cell>
          <table:table-cell table:style-name="Таблица1.B2" office:value-type="string">
            <text:p text:style-name="P13">Возведение в степень</text:p>
          </table:table-cell>
        </table:table-row>
        <table:table-row>
          <table:table-cell table:style-name="Таблица1.A2" office:value-type="string">
            <text:p text:style-name="P11">+ - ! ~</text:p>
          </table:table-cell>
          <table:table-cell table:style-name="Таблица1.B2" office:value-type="string">
            <text:p text:style-name="P13">Унарный плюс, унарный минус, логическое отрицание, дополнение</text:p>
          </table:table-cell>
        </table:table-row>
        <table:table-row>
          <table:table-cell table:style-name="Таблица1.A2" office:value-type="string">
            <text:p text:style-name="P12">* / %</text:p>
          </table:table-cell>
          <table:table-cell table:style-name="Таблица1.B2" office:value-type="string">
            <text:p text:style-name="P13">Умножение, деление, деление по модулю (остаток)</text:p>
          </table:table-cell>
        </table:table-row>
        <table:table-row>
          <table:table-cell table:style-name="Таблица1.A2" office:value-type="string">
            <text:p text:style-name="P11">+ -</text:p>
          </table:table-cell>
          <table:table-cell table:style-name="Таблица1.B2" office:value-type="string">
            <text:p text:style-name="P13">Сложение, вычитание</text:p>
          </table:table-cell>
        </table:table-row>
        <table:table-row>
          <table:table-cell table:style-name="Таблица1.A2" office:value-type="string">
            <text:p text:style-name="P11">&lt;&lt; &gt;&gt;</text:p>
          </table:table-cell>
          <table:table-cell table:style-name="Таблица1.B2" office:value-type="string">
            <text:p text:style-name="P13">Сдвиг влево, сдвиг вправо</text:p>
          </table:table-cell>
        </table:table-row>
        <table:table-row>
          <table:table-cell table:style-name="Таблица1.A2" office:value-type="string">
            <text:p text:style-name="P11">&amp;</text:p>
          </table:table-cell>
          <table:table-cell table:style-name="Таблица1.B2" office:value-type="string">
            <text:p text:style-name="P13">Побитовое «И»</text:p>
          </table:table-cell>
        </table:table-row>
        <table:table-row>
          <table:table-cell table:style-name="Таблица1.A2" office:value-type="string">
            <text:p text:style-name="P11">| <text:s text:c="2"/>^</text:p>
          </table:table-cell>
          <table:table-cell table:style-name="Таблица1.B2" office:value-type="string">
            <text:p text:style-name="P13">Побитовое «ИЛИ», побитовое исключающее «ИЛИ»</text:p>
          </table:table-cell>
        </table:table-row>
        <table:table-row>
          <table:table-cell table:style-name="Таблица1.A2" office:value-type="string">
            <text:p text:style-name="P11">&gt; <text:s/>&gt;= <text:s/>&lt; <text:s/>&lt;=</text:p>
          </table:table-cell>
          <table:table-cell table:style-name="Таблица1.B2" office:value-type="string">
            <text:p text:style-name="P13">Больше, больше или равно, меньше, меньше или равно</text:p>
          </table:table-cell>
        </table:table-row>
        <table:table-row>
          <table:table-cell table:style-name="Таблица1.A2" office:value-type="string">
            <text:p text:style-name="P11">&lt;=&gt; <text:s/>== <text:s/>=== <text:s/>!= <text:s/>=~ <text:s/>!~</text:p>
          </table:table-cell>
          <table:table-cell table:style-name="Таблица1.B2" office:value-type="string">
            <text:p text:style-name="P13">Сравнение на равенство, равенство, равенство (например, в диапазоне), <text:soft-page-break/>неравенство, совпадение, несовпадение</text:p>
          </table:table-cell>
        </table:table-row>
        <table:table-row>
          <table:table-cell table:style-name="Таблица1.A2" office:value-type="string">
            <text:p text:style-name="P11">&amp;&amp;</text:p>
          </table:table-cell>
          <table:table-cell table:style-name="Таблица1.B2" office:value-type="string">
            <text:p text:style-name="P13">Логическое «И» (также ключевое слово and, которое имеет более низкий приоритет)</text:p>
          </table:table-cell>
        </table:table-row>
        <table:table-row>
          <table:table-cell table:style-name="Таблица1.A2" office:value-type="string">
            <text:p text:style-name="P11">||</text:p>
          </table:table-cell>
          <table:table-cell table:style-name="Таблица1.B2" office:value-type="string">
            <text:p text:style-name="P13">Логическое «ИЛИ» (также ключевое слово or, которое имеет более низкий приоритет)</text:p>
          </table:table-cell>
        </table:table-row>
        <table:table-row table:style-name="Таблица1.15">
          <table:table-cell table:style-name="Таблица1.A2" office:value-type="string">
            <text:p text:style-name="P12">.. <text:s text:c="2"/>…</text:p>
          </table:table-cell>
          <table:table-cell table:style-name="Таблица1.B15" office:value-type="string">
            <text:p text:style-name="P13">Диапазон включающий; диапазон исключающий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?:</text:p>
          </table:table-cell>
          <table:table-cell table:style-name="Таблица2.B1" office:value-type="string">
            <text:p text:style-name="P10">Трехместный оператор</text:p>
          </table:table-cell>
        </table:table-row>
        <table:table-row>
          <table:table-cell table:style-name="Таблица2.A2" office:value-type="string">
            <text:p text:style-name="P9">= <text:s text:c="2"/>+= <text:s text:c="2"/>-= <text:s text:c="2"/>*= <text:s text:c="2"/>/= <text:s text:c="2"/>%= <text:s text:c="2"/>**= <text:s text:c="2"/>&lt;&lt;= <text:s/>&gt;&gt;= <text:s/>&amp;= <text:s text:c="2"/>|= <text:s text:c="2"/>^= <text:s text:c="2"/>&amp;&amp;= <text:s text:c="2"/>||=</text:p>
          </table:table-cell>
          <table:table-cell table:style-name="Таблица2.B2" office:value-type="string">
            <text:p text:style-name="P10">Присваивание, сокращенное присваивание</text:p>
          </table:table-cell>
        </table:table-row>
        <table:table-row>
          <table:table-cell table:style-name="Таблица2.A2" office:value-type="string">
            <text:p text:style-name="P9">not</text:p>
          </table:table-cell>
          <table:table-cell table:style-name="Таблица2.B2" office:value-type="string">
            <text:p text:style-name="P10">Логическое отрицание</text:p>
          </table:table-cell>
        </table:table-row>
        <table:table-row>
          <table:table-cell table:style-name="Таблица2.A2" office:value-type="string">
            <text:p text:style-name="P9">and or</text:p>
          </table:table-cell>
          <table:table-cell table:style-name="Таблица2.B2" office:value-type="string">
            <text:p text:style-name="P10">Логическая композиция</text:p>
          </table:table-cell>
        </table:table-row>
        <table:table-row>
          <table:table-cell table:style-name="Таблица2.A2" office:value-type="string">
            <text:p text:style-name="P9">defined?</text:p>
          </table:table-cell>
          <table:table-cell table:style-name="Таблица2.B2" office:value-type="string">
            <text:p text:style-name="P10">Специальный оператор (без приоритета)</text:p>
          </table:table-cell>
        </table:table-row>
      </table:table>
      <text:p text:style-name="P6"/>
      <text:p text:style-name="P4">Диапазоны</text:p>
      <text:p text:style-name="P4"/>
      <text:p text:style-name="P7">Диапазоны — это интервалы с начальным и конечным значениями, отделенными друг от друга оператором диапазона.</text:p>
      <text:p text:style-name="P7"/>
      <text:p text:style-name="P7">Существует <text:s/>два оператора диапазона:</text:p>
      <text:p text:style-name="P7">* .. - означает включающий <text:s/>диапазон чисел (1..10 =&gt; 1,2,3,4,5,6,7,8,9,10)</text:p>
      <text:p text:style-name="P7">* … - означает исключающий <text:s/>диапазон чисел (1...10 =&gt; 1,2,3,4,5,6,7,8,9)</text:p>
      <text:p text:style-name="P7"/>
      <text:p text:style-name="P7">Метод === определяет, является ли значение членом диапазона или включено ли оно в диапазон:</text:p>
      <text:p text:style-name="P7">(1..25)==14<text:tab/><text:tab/>=&gt; true</text:p>
      <text:p text:style-name="P7">(1..25)==26<text:tab/><text:tab/>=&gt; false</text:p>
      <text:p text:style-name="P7">(1...25)==25<text:tab/><text:tab/>=&gt; false</text:p>
      <text:p text:style-name="P7"/>
      <text:p text:style-name="P7">Когда диапазон используется как итератор, возвращается каждое значение последовательности. Поэтому можно использовать диапазон для таких вещей, как создание массива цифр:</text:p>
      <text:p text:style-name="P7">(1..9).to_a<text:tab/><text:tab/>=&gt; [1, 2, 3, 4, 5, 6, 7, 8, 9]</text:p>
      <text:p text:style-name="P7"/>
      <text:p text:style-name="P8">Диапазон создается пи помощи класса Range:</text:p>
      <text:p text:style-name="P8">digits = Range.new(1, 9)</text:p>
      <text:p text:style-name="P8"><text:soft-page-break/>digits.to_a<text:tab/><text:tab/>=&gt; <text:span text:style-name="T3">[1, 2, 3, 4, 5, 6, 7, 8, 9]</text:span></text:p>
      <text:p text:style-name="P8"/>
      <text:p text:style-name="P14">Итеративное вычисление через блоки</text:p>
      <text:p text:style-name="P15"/>
      <text:p text:style-name="P18">Начиная с 0, метод times выполняет итерации value раз. Здесь value равно 10:</text:p>
      <text:p text:style-name="P18">10.times { |i| print i, <text:span text:style-name="T5">" "</text:span> }<text:tab/><text:tab/>=&gt; 0 1 2 3 4 5 6 7 8 9</text:p>
      <text:p text:style-name="P18"/>
      <text:p text:style-name="P18">Также можно произвести вычисления:</text:p>
      <text:p text:style-name="P18">10.times { |i| print 5*i, <text:span text:style-name="T5">" "</text:span> }<text:tab/><text:tab/>=&gt; 0 5 10 15 20 25 30 35 40 45</text:p>
      <text:p text:style-name="P18"/>
      <text:p text:style-name="P18">Метод downto:</text:p>
      <text:p text:style-name="P18"><text:bookmark-start text:name="__DdeLink__1103_1389698159"/>100.downto(1) { |c| print c, <text:span text:style-name="T5">" "; </text:span><text:span text:style-name="T4">sleep 1 }</text:span><text:bookmark-end text:name="__DdeLink__1103_1389698159"/></text:p>
      <text:p text:style-name="P23"/>
      <text:p text:style-name="P23">Этот метод печатает числа от 100 до 1, засыпая на одну секунду перед печатью каждого числа. Метод upto движется в противоположном направлении:</text:p>
      <text:p text:style-name="P18"><text:span text:style-name="T4">1.downto(100) { |c| print c, </text:span><text:span text:style-name="T5">" "; </text:span><text:span text:style-name="T4">sleep 1 }</text:span></text:p>
      <text:p text:style-name="P18"><text:span text:style-name="T4"/></text:p>
      <text:p text:style-name="P16"><text:span text:style-name="T4">Еще математические методы</text:span></text:p>
      <text:p text:style-name="P16"><text:span text:style-name="T4"/></text:p>
      <text:p text:style-name="P19"><text:span text:style-name="T4">Получение абсолютного значения числа:</text:span></text:p>
      <text:p text:style-name="P19"><text:span text:style-name="T4">-40.abs<text:tab/><text:tab/>=&gt; 40</text:span></text:p>
      <text:p text:style-name="P19"><text:span text:style-name="T4">40.abs<text:tab/><text:tab/>=&gt; 40</text:span></text:p>
      <text:p text:style-name="P19"><text:span text:style-name="T4"/></text:p>
      <text:p text:style-name="P19"><text:span text:style-name="T4">Получение наименьшего целого, превосходящего числа, и наибольшего целого, не превосходящего числа:</text:span></text:p>
      <text:p text:style-name="P19"><text:span text:style-name="T4">4.65.ceil<text:tab/><text:tab/>=&gt; 5</text:span></text:p>
      <text:p text:style-name="P19"><text:span text:style-name="T4">4.65.floor<text:tab/><text:tab/>=&gt; 4</text:span></text:p>
      <text:p text:style-name="P19"><text:span text:style-name="T4"/></text:p>
      <text:p text:style-name="P19"><text:span text:style-name="T4">Округление числа в меньшую или большую сторону:</text:span></text:p>
      <text:p text:style-name="P19"><text:span text:style-name="T4">100.45.round<text:tab/><text:tab/>=&gt; 100</text:span></text:p>
      <text:p text:style-name="P19"><text:span text:style-name="T4">100.5.round<text:tab/><text:tab/><text:tab/>=&gt; 101</text:span></text:p>
      <text:p text:style-name="P19"><text:span text:style-name="T4"/></text:p>
      <text:p text:style-name="P19"><text:span text:style-name="T4">Получение следующего целого числа при помощи next (или его псевдонима succ):</text:span></text:p>
      <text:p text:style-name="P19"><text:span text:style-name="T4">-24.next<text:tab/><text:tab/>=&gt; -23</text:span></text:p>
      <text:p text:style-name="P19"><text:span text:style-name="T4">1.next<text:tab/><text:tab/><text:tab/>=&gt; 2</text:span></text:p>
      <text:p text:style-name="P19"><text:span text:style-name="T4">999.next<text:tab/><text:tab/>=&gt; 1000</text:span></text:p>
      <text:p text:style-name="P19"><text:span text:style-name="T4"/></text:p>
      <text:p text:style-name="P19"><text:span text:style-name="T4">Получение символьного значения целого числа с помощью chr:</text:span></text:p>
      <text:p text:style-name="P20"><text:span text:style-name="T4">97.chr<text:tab/><text:tab/><text:tab/>=&gt; </text:span><text:span text:style-name="T5">"</text:span><text:span text:style-name="T4">a</text:span><text:span text:style-name="T5">"</text:span></text:p>
      <text:p text:style-name="P20"><text:span text:style-name="T4">98.chr<text:tab/><text:tab/><text:tab/>=&gt; </text:span><text:span text:style-name="T5">"</text:span><text:span text:style-name="T4">b</text:span><text:span text:style-name="T5">"</text:span></text:p>
      <text:p text:style-name="P20"><text:span text:style-name="T4">125.chr<text:tab/><text:tab/>=&gt; </text:span><text:span text:style-name="T5">"</text:span><text:span text:style-name="T4">}</text:span><text:span text:style-name="T5">"</text:span></text:p>
      <text:p text:style-name="P17"><text:span text:style-name="T4"/></text:p>
      <text:p text:style-name="P16"><text:span text:style-name="T4">Математические функции</text:span></text:p>
      <text:p text:style-name="P16"><text:soft-page-break/><text:span text:style-name="T4"/></text:p>
      <text:p text:style-name="P21"><text:span text:style-name="T4">Модуль Math поставляет многие математические функции (через методы класса).</text:span></text:p>
      <text:p text:style-name="P21"><text:span text:style-name="T4">В Math есть также две константы с соответствующими методами. Чтобы установить, какие константы определены в Math, воспользуемся рефлексией, вызвав метод constants:</text:span></text:p>
      <text:p text:style-name="P21"><text:span text:style-name="T4">Math.constants<text:tab/><text:tab/>=&gt; [ </text:span><text:span text:style-name="T5">"</text:span><text:span text:style-name="T4">E</text:span><text:span text:style-name="T5">"</text:span><text:span text:style-name="T4">, </text:span><text:span text:style-name="T5">"</text:span><text:span text:style-name="T4">PI</text:span><text:span text:style-name="T5">" </text:span><text:span text:style-name="T4">]</text:span></text:p>
      <text:p text:style-name="P21"><text:span text:style-name="T4"/></text:p>
      <text:p text:style-name="P22"><text:span text:style-name="T4">Значения этих констант (Эйлеровой и </text:span><text:span text:style-name="T4">π</text:span><text:span text:style-name="T4">):</text:span></text:p>
      <text:p text:style-name="P22"><text:span text:style-name="T4">print Math::E<text:tab/><text:tab/>=&gt; 2.71828182845905</text:span></text:p>
      <text:p text:style-name="P22"><text:span text:style-name="T4">print::Math::PI<text:tab/><text:tab/>=&gt; 3.14159265358979</text:span></text:p>
      <text:p text:style-name="P22"><text:span text:style-name="T4"/></text:p>
      <text:p text:style-name="P22"><text:span text:style-name="T4">Функция Math.exp из Math возвращает постоянную Эйлера в степени x:</text:span></text:p>
      <text:p text:style-name="P22"><text:span text:style-name="T4">Math.exp(1)<text:tab/><text:tab/>=&gt; 2.71828182845905</text:span></text:p>
      <text:p text:style-name="P24"><text:span text:style-name="T7">Math.exp(11)<text:tab/><text:tab/>=&gt; 59874.1417151978</text:span></text:p>
      <text:p text:style-name="P24"><text:span text:style-name="T7"/></text:p>
      <text:p text:style-name="P26"><text:span text:style-name="T6">Метод Math.sqrt возвращает квадратный корень из х:</text:span></text:p>
      <text:p text:style-name="P26"><text:span text:style-name="T6">Math.sqrt(4)<text:tab/><text:tab/>=&gt; 2.0</text:span></text:p>
      <text:p text:style-name="P26"><text:span text:style-name="T6">Math.sqrt(16)<text:tab/><text:tab/>=&gt; 4.0</text:span></text:p>
      <text:p text:style-name="P26"><text:span text:style-name="T6">Math.sqrt(144)<text:tab/><text:tab/>=&gt; 12.0</text:span></text:p>
      <text:p text:style-name="P26"><text:span text:style-name="T6"/></text:p>
      <text:p text:style-name="P26"><text:span text:style-name="T6">Можно брать натуральные логарифмы и десятичные логарифмы:</text:span></text:p>
      <text:p text:style-name="P26"><text:span text:style-name="T6">Math.log(Math::E)<text:tab/><text:tab/>=&gt;1.0</text:span></text:p>
      <text:p text:style-name="P26"><text:span text:style-name="T6">Math.log(1)<text:tab/><text:tab/><text:tab/>=&gt; 0.0</text:span></text:p>
      <text:p text:style-name="P26"><text:span text:style-name="T6">Math.log(0)<text:tab/><text:tab/><text:tab/>=&gt; -Infinity</text:span></text:p>
      <text:p text:style-name="P26"><text:span text:style-name="T6">Math.log10(100.0)<text:tab/><text:tab/>=&gt; 2.0</text:span></text:p>
      <text:p text:style-name="P26"><text:span text:style-name="T6"/></text:p>
      <text:p text:style-name="P27"><text:span text:style-name="T6">Все математические функции (все методы класса), доступные из модуля </text:span><text:span text:style-name="T8">Math:</text:span></text:p>
      <text:p text:style-name="P27"><text:span text:style-name="T8"/>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38">Метод</text:p>
          </table:table-cell>
          <table:table-cell table:style-name="Таблица3.B1" office:value-type="string">
            <text:p text:style-name="P38">Описание</text:p>
          </table:table-cell>
        </table:table-row>
        <table:table-row>
          <table:table-cell table:style-name="Таблица3.A2" office:value-type="string">
            <text:p text:style-name="P28"><text:span text:style-name="T14">Math.</text:span><text:span text:style-name="T15">acos, </text:span><text:span text:style-name="T14">Math.</text:span><text:span text:style-name="T15">acos!</text:span></text:p>
          </table:table-cell>
          <table:table-cell table:style-name="Таблица3.B2" office:value-type="string">
            <text:p text:style-name="P39">Арккосинус</text:p>
          </table:table-cell>
        </table:table-row>
        <table:table-row>
          <table:table-cell table:style-name="Таблица3.A2" office:value-type="string">
            <text:p text:style-name="P28"><text:span text:style-name="T14">Math</text:span><text:span text:style-name="T15">.acosh, </text:span><text:span text:style-name="T14">Math.</text:span><text:span text:style-name="T15">acosh!</text:span></text:p>
          </table:table-cell>
          <table:table-cell table:style-name="Таблица3.B2" office:value-type="string">
            <text:p text:style-name="P39">Гиперболический арккосинус</text:p>
          </table:table-cell>
        </table:table-row>
        <table:table-row>
          <table:table-cell table:style-name="Таблица3.A2" office:value-type="string">
            <text:p text:style-name="P28"><text:span text:style-name="T14">Math.</text:span><text:span text:style-name="T15">asin, </text:span><text:span text:style-name="T14">Math.</text:span><text:span text:style-name="T15">asin!</text:span></text:p>
          </table:table-cell>
          <table:table-cell table:style-name="Таблица3.B2" office:value-type="string">
            <text:p text:style-name="P39">Арксинус</text:p>
          </table:table-cell>
        </table:table-row>
        <table:table-row>
          <table:table-cell table:style-name="Таблица3.A2" office:value-type="string">
            <text:p text:style-name="P28"><text:span text:style-name="T14">Math</text:span><text:span text:style-name="T15">.asinh, </text:span><text:span text:style-name="T14">Math.</text:span><text:span text:style-name="T15">asinh!</text:span></text:p>
          </table:table-cell>
          <table:table-cell table:style-name="Таблица3.B2" office:value-type="string">
            <text:p text:style-name="P39">Гиперболический арксинус</text:p>
          </table:table-cell>
        </table:table-row>
        <table:table-row>
          <table:table-cell table:style-name="Таблица3.A2" office:value-type="string">
            <text:p text:style-name="P28"><text:span text:style-name="T14">Math.</text:span><text:span text:style-name="T15">atan, </text:span><text:span text:style-name="T14">Math.</text:span><text:span text:style-name="T15">atan!</text:span></text:p>
            <text:p text:style-name="P28"><text:span text:style-name="T14">Math.</text:span><text:span text:style-name="T15">atan2, </text:span><text:span text:style-name="T14">Math.</text:span><text:span text:style-name="T15">atan2!</text:span></text:p>
          </table:table-cell>
          <table:table-cell table:style-name="Таблица3.B2" office:value-type="string">
            <text:p text:style-name="P39">Арктангенс; atan принимает параметр х; atan2 принимает х и y</text:p>
          </table:table-cell>
        </table:table-row>
        <table:table-row>
          <table:table-cell table:style-name="Таблица3.A2" office:value-type="string">
            <text:p text:style-name="P29"><text:span text:style-name="T14">Math.</text:span><text:span text:style-name="T15">atanh, </text:span><text:span text:style-name="T14">Math.</text:span><text:span text:style-name="T15">atanh!</text:span></text:p>
          </table:table-cell>
          <table:table-cell table:style-name="Таблица3.B2" office:value-type="string">
            <text:p text:style-name="P39">Гиперболический арктангенс</text:p>
          </table:table-cell>
        </table:table-row>
        <table:table-row>
          <table:table-cell table:style-name="Таблица3.A2" office:value-type="string">
            <text:p text:style-name="P28"><text:span text:style-name="T14">Math.</text:span><text:span text:style-name="T15">cos, </text:span><text:span text:style-name="T14">Math.</text:span><text:span text:style-name="T15">cos!</text:span></text:p>
          </table:table-cell>
          <table:table-cell table:style-name="Таблица3.B2" office:value-type="string">
            <text:p text:style-name="P39">Косинус</text:p>
          </table:table-cell>
        </table:table-row>
        <table:table-row>
          <table:table-cell table:style-name="Таблица3.A2" office:value-type="string">
            <text:p text:style-name="P28"><text:span text:style-name="T14">Math.</text:span><text:span text:style-name="T15">cosh, </text:span><text:span text:style-name="T14">Math.</text:span><text:span text:style-name="T15">cosh!</text:span></text:p>
          </table:table-cell>
          <table:table-cell table:style-name="Таблица3.B2" office:value-type="string">
            <text:p text:style-name="P37"><text:span text:style-name="T21">Гиперболический косинус</text:span></text:p>
          </table:table-cell>
        </table:table-row>
        <text:soft-page-break/>
        <table:table-row>
          <table:table-cell table:style-name="Таблица3.A2" office:value-type="string">
            <text:p text:style-name="P28"><text:span text:style-name="T14">Math.</text:span><text:span text:style-name="T15">sin, </text:span><text:span text:style-name="T14">Math.</text:span><text:span text:style-name="T15">sin!</text:span></text:p>
          </table:table-cell>
          <table:table-cell table:style-name="Таблица3.B2" office:value-type="string">
            <text:p text:style-name="P39">Синус</text:p>
          </table:table-cell>
        </table:table-row>
        <table:table-row>
          <table:table-cell table:style-name="Таблица3.A2" office:value-type="string">
            <text:p text:style-name="P28"><text:span text:style-name="T14">Math.</text:span><text:span text:style-name="T15">erf</text:span></text:p>
          </table:table-cell>
          <table:table-cell table:style-name="Таблица3.B2" office:value-type="string">
            <text:p text:style-name="P39">Функция ошибок</text:p>
          </table:table-cell>
        </table:table-row>
        <table:table-row>
          <table:table-cell table:style-name="Таблица3.A2" office:value-type="string">
            <text:p text:style-name="P30"><text:span text:style-name="T10">Math.</text:span><text:span text:style-name="T11">erfc</text:span></text:p>
          </table:table-cell>
          <table:table-cell table:style-name="Таблица3.B2" office:value-type="string">
            <text:p text:style-name="P40">Дополнительная функция ошибок</text:p>
          </table:table-cell>
        </table:table-row>
        <table:table-row>
          <table:table-cell table:style-name="Таблица3.A2" office:value-type="string">
            <text:p text:style-name="P30"><text:span text:style-name="T10">Math.</text:span><text:span text:style-name="T11">exp, </text:span><text:span text:style-name="T10">Math.</text:span><text:span text:style-name="T11">exp!</text:span></text:p>
          </table:table-cell>
          <table:table-cell table:style-name="Таблица3.B2" office:value-type="string">
            <text:p text:style-name="P40">Постоянная Эйлера в степени</text:p>
          </table:table-cell>
        </table:table-row>
        <table:table-row>
          <table:table-cell table:style-name="Таблица3.A2" office:value-type="string">
            <text:p text:style-name="P30"><text:span text:style-name="T10">Math.</text:span><text:span text:style-name="T11">frexp</text:span></text:p>
          </table:table-cell>
          <table:table-cell table:style-name="Таблица3.B2" office:value-type="string">
            <text:p text:style-name="P40">Нормализованная дробная часть и экспонента</text:p>
          </table:table-cell>
        </table:table-row>
        <table:table-row>
          <table:table-cell table:style-name="Таблица3.A2" office:value-type="string">
            <text:p text:style-name="P31"><text:span text:style-name="T10">Math.</text:span><text:span text:style-name="T11">hypot</text:span></text:p>
          </table:table-cell>
          <table:table-cell table:style-name="Таблица3.B2" office:value-type="string">
            <text:p text:style-name="P40">Гипотенуза</text:p>
          </table:table-cell>
        </table:table-row>
        <table:table-row>
          <table:table-cell table:style-name="Таблица3.A2" office:value-type="string">
            <text:p text:style-name="P30"><text:span text:style-name="T10">Math.</text:span><text:span text:style-name="T11">ldex</text:span></text:p>
          </table:table-cell>
          <table:table-cell table:style-name="Таблица3.B2" office:value-type="string">
            <text:p text:style-name="P40">Значение с плавающей точкой, соответствующее заданной мантиссе и экспоненте</text:p>
          </table:table-cell>
        </table:table-row>
        <table:table-row>
          <table:table-cell table:style-name="Таблица3.A2" office:value-type="string">
            <text:p text:style-name="P30"><text:span text:style-name="T10">Math.</text:span><text:span text:style-name="T11">sinh, </text:span><text:span text:style-name="T10">Math.</text:span><text:span text:style-name="T11">sinh!</text:span></text:p>
          </table:table-cell>
          <table:table-cell table:style-name="Таблица3.B2" office:value-type="string">
            <text:p text:style-name="P40">Гиперболический синус</text:p>
          </table:table-cell>
        </table:table-row>
        <table:table-row>
          <table:table-cell table:style-name="Таблица3.A2" office:value-type="string">
            <text:p text:style-name="P30"><text:span text:style-name="T10">Math.</text:span><text:span text:style-name="T11">sqrt, </text:span><text:span text:style-name="T10">Math.</text:span><text:span text:style-name="T11">sqrt!</text:span></text:p>
          </table:table-cell>
          <table:table-cell table:style-name="Таблица3.B2" office:value-type="string">
            <text:p text:style-name="P40">Квадратный корень</text:p>
          </table:table-cell>
        </table:table-row>
        <table:table-row>
          <table:table-cell table:style-name="Таблица3.A2" office:value-type="string">
            <text:p text:style-name="P30"><text:span text:style-name="T10">Math.</text:span><text:span text:style-name="T11">tan, </text:span><text:span text:style-name="T10">Math.</text:span><text:span text:style-name="T11">tan!</text:span></text:p>
          </table:table-cell>
          <table:table-cell table:style-name="Таблица3.B2" office:value-type="string">
            <text:p text:style-name="P40">Тангенс</text:p>
          </table:table-cell>
        </table:table-row>
        <table:table-row>
          <table:table-cell table:style-name="Таблица3.A2" office:value-type="string">
            <text:p text:style-name="P30"><text:span text:style-name="T10">Math.</text:span><text:span text:style-name="T11">tanh, </text:span><text:span text:style-name="T10">Math.</text:span><text:span text:style-name="T11">tanh!</text:span></text:p>
          </table:table-cell>
          <table:table-cell table:style-name="Таблица3.B2" office:value-type="string">
            <text:p text:style-name="P40">Гиперболический тангенс</text:p>
          </table:table-cell>
        </table:table-row>
      </table:table>
      <text:p text:style-name="P27"><text:span text:style-name="T8"/></text:p>
      <text:p text:style-name="P32"><text:span text:style-name="T12">Р</text:span><text:span text:style-name="T10">ациональные числа</text:span></text:p>
      <text:p text:style-name="P32"><text:span text:style-name="T10"/></text:p>
      <text:p text:style-name="P33"><text:span text:style-name="T10">Рациональное число — Это число, которое может быть выражено в виде дроби, числитель и знаменатель которой является целыми числами. Ruby поддерживает применение рациональных чисел посредством класса Rational.</text:span></text:p>
      <text:p text:style-name="P33"><text:span text:style-name="T10">Если же затребовать библиотеку mathn, то библиотека Rational будет работать лучше.</text:span></text:p>
      <text:p text:style-name="P33"><text:span text:style-name="T10">Класс Rational поддерживает только целые числа.</text:span></text:p>
      <text:p text:style-name="P34"><text:span text:style-name="T10">require </text:span><text:span text:style-name="T18">'rational'</text:span></text:p>
      <text:p text:style-name="P35"><text:span text:style-name="T10">require 'mathn'</text:span></text:p>
      <text:p text:style-name="P35"><text:span text:style-name="T10"/></text:p>
      <text:p text:style-name="P35"><text:span text:style-name="T10">rat = Rational(25/100)<text:tab/>=&gt; 1/4 — несократимая дробь</text:span></text:p>
      <text:p text:style-name="P35"><text:span text:style-name="T10"/></text:p>
      <text:p text:style-name="P35"><text:span text:style-name="T10">rat + Rational(1/4)<text:tab/><text:tab/>=&gt; 1/2 — сложение</text:span></text:p>
      <text:p text:style-name="P25"><text:span text:style-name="T19">rat + ¼<text:tab/><text:tab/><text:tab/><text:tab/>=&gt; 1/2</text:span></text:p>
      <text:p text:style-name="P35"><text:span text:style-name="T10"/></text:p>
      <text:p text:style-name="P35"><text:span text:style-name="T10">rat — Rational(1/8)<text:tab/><text:tab/>=&gt; 1/8 — вычетание</text:span></text:p>
      <text:p text:style-name="P35"><text:span text:style-name="T10">rat — 1/8<text:tab/><text:tab/><text:tab/>=&gt; 1/8</text:span></text:p>
      <text:p text:style-name="P35"><text:span text:style-name="T10"/></text:p>
      <text:p text:style-name="P35"><text:span text:style-name="T10">rat * 3<text:tab/><text:tab/><text:tab/><text:tab/>=&gt; ¾ — умножение</text:span></text:p>
      <text:p text:style-name="P35"><text:span text:style-name="T10">rat / 2<text:tab/><text:tab/><text:tab/><text:tab/>=&gt; 1/8 — деление</text:span></text:p>
      <text:p text:style-name="P25"><text:span text:style-name="T19">rat % Rational(1/2)<text:tab/><text:tab/>=&gt; 1/4 — деление по модулю или остаток</text:span></text:p>
      <text:p text:style-name="P35"><text:span text:style-name="T10"/></text:p>
      <text:p text:style-name="P35"><text:span text:style-name="T10">rat**2<text:tab/><text:tab/><text:tab/><text:tab/>=&gt; 1/16 — возведение в степень</text:span></text:p>
      <text:p text:style-name="P35"><text:span text:style-name="T10"/></text:p>
      <text:p text:style-name="P35"><text:span text:style-name="T10">rat == 1/8<text:tab/><text:tab/><text:tab/>=&gt; false — сравнение на равенство</text:span></text:p>
      <text:p text:style-name="P35"><text:soft-page-break/><text:span text:style-name="T10">rat == ¼<text:tab/><text:tab/><text:tab/><text:tab/>=&gt; true</text:span></text:p>
      <text:p text:style-name="P35"><text:span text:style-name="T10">rat &lt;=&gt; ¼<text:tab/><text:tab/><text:tab/>=&gt; 0</text:span></text:p>
      <text:p text:style-name="P35"><text:span text:style-name="T10">rat &lt;=&gt; 1/8<text:tab/><text:tab/><text:tab/>=&gt; 1</text:span></text:p>
      <text:p text:style-name="P35"><text:span text:style-name="T10">rat &lt;=&gt; ½<text:tab/><text:tab/><text:tab/>=&gt; -1</text:span></text:p>
      <text:p text:style-name="P35"><text:span text:style-name="T10"/></text:p>
      <text:p text:style-name="P25"><text:span text:style-name="T19">rat.inspect<text:tab/><text:tab/><text:tab/>=&gt; </text:span><text:span text:style-name="T9">"</text:span><text:span text:style-name="T19">1/4</text:span><text:span text:style-name="T9">"</text:span></text:p>
      <text:p text:style-name="P25"><text:span text:style-name="T19">rat.to_s<text:tab/><text:tab/><text:tab/><text:tab/>=&gt; </text:span><text:span text:style-name="T9">"</text:span><text:span text:style-name="T19">1/4</text:span><text:span text:style-name="T9">"</text:span></text:p>
      <text:p text:style-name="P35"><text:span text:style-name="T10">rat.to_f<text:tab/><text:tab/><text:tab/><text:tab/>=&gt; 0.25</text:span></text:p>
      <text:p text:style-name="P25"><text:span text:style-name="T19">p rat<text:tab/><text:tab/><text:tab/><text:tab/>=&gt; 1/4</text:span></text:p>
      <text:p text:style-name="P36"><text:span text:style-name="T10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64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15:41:09.985476249</meta:creation-date>
    <meta:generator>LibreOffice/6.3.5.2$Linux_X86_64 LibreOffice_project/30$Build-2</meta:generator>
    <dc:date>2020-03-31T14:11:27.943646789</dc:date>
    <meta:editing-duration>PT2H23M55S</meta:editing-duration>
    <meta:editing-cycles>15</meta:editing-cycles>
    <meta:document-statistic meta:table-count="3" meta:image-count="0" meta:object-count="0" meta:page-count="6" meta:paragraph-count="179" meta:word-count="897" meta:character-count="6110" meta:non-whitespace-character-count="5254"/>
  </office:meta>
</office:document-meta>
</file>